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.setOnKeyUp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.setOnClick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.addElement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.setOnKeyDown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.U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.setOnMouseOver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.setOnMouseOut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.setOnMouseDown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.U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U.addElement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.addElement( String hashcode ,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.setOnKeyPress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.addElement( String hashcode ,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.U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.setOnMouseUp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.setOnMouseMove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.setOnDblClick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.removeElement( String hash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